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212.742cm" svg:y="33.596cm">
            <draw:object draw:notify-on-update-of-ranges="Sheet1.A3:Sheet1.A3 Sheet1.A4:Sheet1.A7 Sheet1.B3:Sheet1.B3 Sheet1.B4:Sheet1.B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6.874cm" svg:y="1.003cm">
            <draw:object draw:notify-on-update-of-ranges="Sheet1.A3:Sheet1.A3 Sheet1.A4:Sheet1.A7 Sheet1.B3:Sheet1.B3 Sheet1.B4:Sheet1.B7 Sheet1.C3:Sheet1.C3 Sheet1.C4:Sheet1.C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>
            <text:p>Question 8</text:p>
          </table:table-cell>
          <table:table-cell/>
          <table:table-cell table:style-name="Default"/>
        </table:table-row>
        <table:table-row table:style-name="ro2">
          <table:table-cell/>
          <table:table-cell office:value-type="string">
            <text:p>Q8</text:p>
          </table:table-cell>
          <table:table-cell table:style-name="Default" office:value-type="string">
            <text:p>Q9 (proline breaker)</text:p>
          </table:table-cell>
        </table:table-row>
        <table:table-row table:style-name="ro2">
          <table:table-cell office:value-type="string">
            <text:p>True +ve</text:p>
          </table:table-cell>
          <table:table-cell office:value-type="float" office:value="225129">
            <text:p>225129</text:p>
          </table:table-cell>
          <table:table-cell office:value-type="float" office:value="222449">
            <text:p>222449</text:p>
          </table:table-cell>
        </table:table-row>
        <table:table-row table:style-name="ro2">
          <table:table-cell office:value-type="string">
            <text:p>True -ve</text:p>
          </table:table-cell>
          <table:table-cell office:value-type="float" office:value="538644">
            <text:p>538644</text:p>
          </table:table-cell>
          <table:table-cell office:value-type="float" office:value="565268">
            <text:p>565268</text:p>
          </table:table-cell>
        </table:table-row>
        <table:table-row table:style-name="ro2">
          <table:table-cell office:value-type="string">
            <text:p>False +ve</text:p>
          </table:table-cell>
          <table:table-cell office:value-type="float" office:value="373739">
            <text:p>373739</text:p>
          </table:table-cell>
          <table:table-cell office:value-type="float" office:value="347115">
            <text:p>347115</text:p>
          </table:table-cell>
        </table:table-row>
        <table:table-row table:style-name="ro2">
          <table:table-cell office:value-type="string">
            <text:p>False -ve</text:p>
          </table:table-cell>
          <table:table-cell office:value-type="float" office:value="152288">
            <text:p>152288</text:p>
          </table:table-cell>
          <table:table-cell office:value-type="float" office:value="154968">
            <text:p>1549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6T09:42:43</meta:creation-date>
    <meta:generator>LibreOffice/4.0.2.2$Linux_X86_64 LibreOffice_project/400m0$Build-2</meta:generator>
    <dc:date>2014-05-26T14:14:35</dc:date>
    <meta:editing-duration>P0D</meta:editing-duration>
    <meta:editing-cycles>1</meta:editing-cycles>
    <meta:document-statistic meta:table-count="1" meta:cell-count="1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45cm" svg:y="0.316cm" chart:style-name="ch2">
          <text:p>Question 8</text:p>
        </chart:title>
        <chart:subtitle svg:x="7.096cm" svg:y="1.275cm" chart:style-name="ch3">
          <text:p>Accuracy</text:p>
        </chart:subtitle>
        <chart:legend chart:legend-position="end" svg:x="14.795cm" svg:y="4.201cm" style:legend-expansion="high" chart:style-name="ch4"/>
        <chart:plot-area chart:style-name="ch5" table:cell-range-address="Sheet1.A3:Sheet1.B7" chart:data-source-has-labels="both" svg:x="0.77cm" svg:y="2.318cm" svg:width="13.385cm" svg:height="6.082cm">
          <chartooo:coordinate-region svg:x="2.132cm" svg:y="2.517cm" svg:width="12.023cm" svg:height="5.236cm"/>
          <chart:axis chart:dimension="x" chart:name="primary-x" chart:style-name="ch6" chartooo:axis-type="auto">
            <chartooo:date-scale/>
            <chart:categories table:cell-range-address="Sheet1.A4:Sheet1.A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4:Sheet1.B7" chart:label-cell-address="Sheet1.B3:Sheet1.B3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8</text:p>
                <draw:g>
                  <svg:desc>Sheet1.B3:Sheet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rue +ve</text:p>
                <draw:g>
                  <svg:desc>Sheet1.A4:Sheet1.A7</svg:desc>
                </draw:g>
              </table:table-cell>
              <table:table-cell office:value-type="float" office:value="225129">
                <text:p>225129</text:p>
                <draw:g>
                  <svg:desc>Sheet1.B4:Sheet1.B7</svg:desc>
                </draw:g>
              </table:table-cell>
            </table:table-row>
            <table:table-row>
              <table:table-cell office:value-type="string">
                <text:p>True -ve</text:p>
              </table:table-cell>
              <table:table-cell office:value-type="float" office:value="538644">
                <text:p>538644</text:p>
              </table:table-cell>
            </table:table-row>
            <table:table-row>
              <table:table-cell office:value-type="string">
                <text:p>False +ve</text:p>
              </table:table-cell>
              <table:table-cell office:value-type="float" office:value="373739">
                <text:p>373739</text:p>
              </table:table-cell>
            </table:table-row>
            <table:table-row>
              <table:table-cell office:value-type="string">
                <text:p>False -ve</text:p>
              </table:table-cell>
              <table:table-cell office:value-type="float" office:value="152288">
                <text:p>1522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45cm" svg:y="0.316cm" chart:style-name="ch2">
          <text:p>Question 8</text:p>
        </chart:title>
        <chart:subtitle svg:x="7.096cm" svg:y="1.275cm" chart:style-name="ch3">
          <text:p>Accuracy</text:p>
        </chart:subtitle>
        <chart:legend chart:legend-position="end" svg:x="14.795cm" svg:y="4.201cm" style:legend-expansion="high" chart:style-name="ch4"/>
        <chart:plot-area chart:style-name="ch5" table:cell-range-address="Sheet1.A3:Sheet1.B7" chart:data-source-has-labels="both" svg:x="0.77cm" svg:y="2.318cm" svg:width="13.385cm" svg:height="6.082cm">
          <chartooo:coordinate-region svg:x="2.132cm" svg:y="2.517cm" svg:width="12.023cm" svg:height="5.236cm"/>
          <chart:axis chart:dimension="x" chart:name="primary-x" chart:style-name="ch6" chartooo:axis-type="auto">
            <chartooo:date-scale/>
            <chart:categories table:cell-range-address="Sheet1.A4:Sheet1.A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4:Sheet1.B7" chart:label-cell-address="Sheet1.B3:Sheet1.B3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8</text:p>
                <draw:g>
                  <svg:desc>Sheet1.B3:Sheet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rue +ve</text:p>
                <draw:g>
                  <svg:desc>Sheet1.A4:Sheet1.A7</svg:desc>
                </draw:g>
              </table:table-cell>
              <table:table-cell office:value-type="float" office:value="225129">
                <text:p>225129</text:p>
                <draw:g>
                  <svg:desc>Sheet1.B4:Sheet1.B7</svg:desc>
                </draw:g>
              </table:table-cell>
            </table:table-row>
            <table:table-row>
              <table:table-cell office:value-type="string">
                <text:p>True -ve</text:p>
              </table:table-cell>
              <table:table-cell office:value-type="float" office:value="538644">
                <text:p>538644</text:p>
              </table:table-cell>
            </table:table-row>
            <table:table-row>
              <table:table-cell office:value-type="string">
                <text:p>False +ve</text:p>
              </table:table-cell>
              <table:table-cell office:value-type="float" office:value="373739">
                <text:p>373739</text:p>
              </table:table-cell>
            </table:table-row>
            <table:table-row>
              <table:table-cell office:value-type="string">
                <text:p>False -ve</text:p>
              </table:table-cell>
              <table:table-cell office:value-type="float" office:value="152288">
                <text:p>1522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229cm" svg:y="3.952cm" style:legend-expansion="high" chart:style-name="ch2"/>
        <chart:plot-area chart:style-name="ch3" table:cell-range-address="Sheet1.A3:Sheet1.C7" chart:data-source-has-labels="both" svg:x="0.77cm" svg:y="0.855cm" svg:width="10.819cm" svg:height="7.545cm">
          <chartooo:coordinate-region svg:x="2.132cm" svg:y="1.054cm" svg:width="9.457cm" svg:height="6.699cm"/>
          <chart:axis chart:dimension="x" chart:name="primary-x" chart:style-name="ch4" chartooo:axis-type="auto">
            <chartooo:date-scale/>
            <chart:categories table:cell-range-address="Sheet1.A4:Sheet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7" chart:label-cell-address="Sheet1.B3:Sheet1.B3" chart:class="chart:bar">
            <chart:data-point chart:repeated="4"/>
          </chart:series>
          <chart:series chart:style-name="ch8" chart:values-cell-range-address="Sheet1.C4:Sheet1.C7" chart:label-cell-address="Sheet1.C3:Sheet1.C3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8</text:p>
                <draw:g>
                  <svg:desc>Sheet1.B3:Sheet1.B3</svg:desc>
                </draw:g>
              </table:table-cell>
              <table:table-cell office:value-type="string">
                <text:p>Q9 (proline breaker)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rue +ve</text:p>
                <draw:g>
                  <svg:desc>Sheet1.A4:Sheet1.A7</svg:desc>
                </draw:g>
              </table:table-cell>
              <table:table-cell office:value-type="float" office:value="225129">
                <text:p>225129</text:p>
                <draw:g>
                  <svg:desc>Sheet1.B4:Sheet1.B7</svg:desc>
                </draw:g>
              </table:table-cell>
              <table:table-cell office:value-type="float" office:value="222449">
                <text:p>222449</text:p>
                <draw:g>
                  <svg:desc>Sheet1.C4:Sheet1.C7</svg:desc>
                </draw:g>
              </table:table-cell>
            </table:table-row>
            <table:table-row>
              <table:table-cell office:value-type="string">
                <text:p>True -ve</text:p>
              </table:table-cell>
              <table:table-cell office:value-type="float" office:value="538644">
                <text:p>538644</text:p>
              </table:table-cell>
              <table:table-cell office:value-type="float" office:value="565268">
                <text:p>565268</text:p>
              </table:table-cell>
            </table:table-row>
            <table:table-row>
              <table:table-cell office:value-type="string">
                <text:p>False +ve</text:p>
              </table:table-cell>
              <table:table-cell office:value-type="float" office:value="373739">
                <text:p>373739</text:p>
              </table:table-cell>
              <table:table-cell office:value-type="float" office:value="347115">
                <text:p>347115</text:p>
              </table:table-cell>
            </table:table-row>
            <table:table-row>
              <table:table-cell office:value-type="string">
                <text:p>False -ve</text:p>
              </table:table-cell>
              <table:table-cell office:value-type="float" office:value="152288">
                <text:p>152288</text:p>
              </table:table-cell>
              <table:table-cell office:value-type="float" office:value="154968">
                <text:p>1549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